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score1</text:p>
          </table:table-cell>
          <table:table-cell office:value-type="string">
            <text:p>score2</text:p>
          </table:table-cell>
          <table:table-cell office:value-type="string">
            <text:p>score3</text:p>
          </table:table-cell>
          <table:table-cell office:value-type="string">
            <text:p>score4</text:p>
          </table:table-cell>
          <table:table-cell office:value-type="string">
            <text:p>score5</text:p>
          </table:table-cell>
          <table:table-cell/>
        </table:table-row>
        <table:table-row table:style-name="ro1">
          <table:table-cell office:value-type="float" office:value="0.757575757575758">
            <text:p>0.7575757576</text:p>
          </table:table-cell>
          <table:table-cell office:value-type="float" office:value="0.837837837837838">
            <text:p>0.8378378378</text:p>
          </table:table-cell>
          <table:table-cell office:value-type="float" office:value="0.918918918918919">
            <text:p>0.9189189189</text:p>
          </table:table-cell>
          <table:table-cell office:value-type="float" office:value="0.893617021276596">
            <text:p>0.8936170213</text:p>
          </table:table-cell>
          <table:table-cell office:value-type="float" office:value="0.871794871794872">
            <text:p>0.8717948718</text:p>
          </table:table-cell>
          <table:table-cell office:value-type="string">
            <text:p>1-9989_18_14__25_26_27_29_30_32_33_2_user1.pyr</text:p>
          </table:table-cell>
        </table:table-row>
        <table:table-row table:style-name="ro1">
          <table:table-cell office:value-type="float" office:value="0.805555555555556">
            <text:p>0.8055555556</text:p>
          </table:table-cell>
          <table:table-cell office:value-type="float" office:value="0.9">
            <text:p>0.9</text:p>
          </table:table-cell>
          <table:table-cell office:value-type="float" office:value="0.95">
            <text:p>0.95</text:p>
          </table:table-cell>
          <table:table-cell office:value-type="float" office:value="0.904761904761905">
            <text:p>0.9047619048</text:p>
          </table:table-cell>
          <table:table-cell office:value-type="float" office:value="1">
            <text:p>1</text:p>
          </table:table-cell>
          <table:table-cell office:value-type="string">
            <text:p>1-9989_18_14__25_26_27_29_30_32_33_2_user5.pyr</text:p>
          </table:table-cell>
        </table:table-row>
        <table:table-row table:style-name="ro1">
          <table:table-cell office:value-type="float" office:value="0.780487804878049">
            <text:p>0.7804878049</text:p>
          </table:table-cell>
          <table:table-cell office:value-type="float" office:value="0.974358974358974">
            <text:p>0.9743589744</text:p>
          </table:table-cell>
          <table:table-cell office:value-type="float" office:value="0.923076923076923">
            <text:p>0.9230769231</text:p>
          </table:table-cell>
          <table:table-cell office:value-type="float" office:value="0.957446808510638">
            <text:p>0.9574468085</text:p>
          </table:table-cell>
          <table:table-cell office:value-type="float" office:value="0.926829268292683">
            <text:p>0.9268292683</text:p>
          </table:table-cell>
          <table:table-cell office:value-type="string">
            <text:p>1-9989_18_14__25_26_27_29_30_32_33_2_user6.pyr</text:p>
          </table:table-cell>
        </table:table-row>
        <table:table-row table:style-name="ro1">
          <table:table-cell office:value-type="float" office:value="0.775510204081633">
            <text:p>0.7755102041</text:p>
          </table:table-cell>
          <table:table-cell office:value-type="float" office:value="0.886363636363636">
            <text:p>0.8863636364</text:p>
          </table:table-cell>
          <table:table-cell office:value-type="float" office:value="0.8125">
            <text:p>0.8125</text:p>
          </table:table-cell>
          <table:table-cell office:value-type="float" office:value="0.909090909090909">
            <text:p>0.9090909091</text:p>
          </table:table-cell>
          <table:table-cell office:value-type="float" office:value="0.931818181818182">
            <text:p>0.9318181818</text:p>
          </table:table-cell>
          <table:table-cell office:value-type="string">
            <text:p>1-6229_52_51__55_56_61_62_3_user1.pyr</text:p>
          </table:table-cell>
        </table:table-row>
        <table:table-row table:style-name="ro1">
          <table:table-cell office:value-type="float" office:value="0.777777777777778">
            <text:p>0.7777777778</text:p>
          </table:table-cell>
          <table:table-cell table:number-columns-repeated="2" office:value-type="float" office:value="0.930232558139535">
            <text:p>0.9302325581</text:p>
          </table:table-cell>
          <table:table-cell office:value-type="float" office:value="0.957446808510638">
            <text:p>0.9574468085</text:p>
          </table:table-cell>
          <table:table-cell office:value-type="float" office:value="0.951219512195122">
            <text:p>0.9512195122</text:p>
          </table:table-cell>
          <table:table-cell office:value-type="string">
            <text:p>1-6229_52_51__55_56_61_62_3_user5.pyr</text:p>
          </table:table-cell>
        </table:table-row>
        <table:table-row table:style-name="ro1">
          <table:table-cell office:value-type="float" office:value="0.777777777777778">
            <text:p>0.7777777778</text:p>
          </table:table-cell>
          <table:table-cell office:value-type="float" office:value="0.829787234042553">
            <text:p>0.829787234</text:p>
          </table:table-cell>
          <table:table-cell office:value-type="float" office:value="0.872340425531915">
            <text:p>0.8723404255</text:p>
          </table:table-cell>
          <table:table-cell office:value-type="float" office:value="0.943396226415094">
            <text:p>0.9433962264</text:p>
          </table:table-cell>
          <table:table-cell office:value-type="float" office:value="0.844444444444444">
            <text:p>0.8444444444</text:p>
          </table:table-cell>
          <table:table-cell office:value-type="string">
            <text:p>1-6229_52_51__55_56_61_62_3_user6.pyr</text:p>
          </table:table-cell>
        </table:table-row>
        <table:table-row table:style-name="ro1">
          <table:table-cell office:value-type="float" office:value="0.696969696969697">
            <text:p>0.696969697</text:p>
          </table:table-cell>
          <table:table-cell office:value-type="float" office:value="0.846153846153846">
            <text:p>0.8461538462</text:p>
          </table:table-cell>
          <table:table-cell office:value-type="float" office:value="0.935483870967742">
            <text:p>0.935483871</text:p>
          </table:table-cell>
          <table:table-cell office:value-type="float" office:value="0.870967741935484">
            <text:p>0.8709677419</text:p>
          </table:table-cell>
          <table:table-cell office:value-type="float" office:value="0.931034482758621">
            <text:p>0.9310344828</text:p>
          </table:table-cell>
          <table:table-cell office:value-type="string">
            <text:p>1-8171_71_70__72_73_74_75_2_user1.pyr</text:p>
          </table:table-cell>
        </table:table-row>
        <table:table-row table:style-name="ro1">
          <table:table-cell office:value-type="float" office:value="0.80952380952381">
            <text:p>0.8095238095</text:p>
          </table:table-cell>
          <table:table-cell office:value-type="float" office:value="0.931818181818182">
            <text:p>0.9318181818</text:p>
          </table:table-cell>
          <table:table-cell office:value-type="float" office:value="0.952380952380952">
            <text:p>0.9523809524</text:p>
          </table:table-cell>
          <table:table-cell office:value-type="float" office:value="0.885714285714286">
            <text:p>0.8857142857</text:p>
          </table:table-cell>
          <table:table-cell office:value-type="float" office:value="0.842105263157895">
            <text:p>0.8421052632</text:p>
          </table:table-cell>
          <table:table-cell office:value-type="string">
            <text:p>1-8171_71_70__72_73_74_75_2_user5.pyr</text:p>
          </table:table-cell>
        </table:table-row>
        <table:table-row table:style-name="ro1">
          <table:table-cell office:value-type="float" office:value="0.787878787878788">
            <text:p>0.7878787879</text:p>
          </table:table-cell>
          <table:table-cell office:value-type="float" office:value="0.971428571428571">
            <text:p>0.9714285714</text:p>
          </table:table-cell>
          <table:table-cell office:value-type="float" office:value="0.935483870967742">
            <text:p>0.935483871</text:p>
          </table:table-cell>
          <table:table-cell office:value-type="float" office:value="0.962962962962963">
            <text:p>0.962962963</text:p>
          </table:table-cell>
          <table:table-cell office:value-type="float" office:value="0.96551724137931">
            <text:p>0.9655172414</text:p>
          </table:table-cell>
          <table:table-cell office:value-type="string">
            <text:p>1-8171_71_70__72_73_74_75_2_user6.pyr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>
            <text:p>Annotator 1</text:p>
          </table:table-cell>
          <table:table-cell office:value-type="string">
            <text:p>Annotator2</text:p>
          </table:table-cell>
          <table:table-cell office:value-type="string">
            <text:p>Annotator3</text:p>
          </table:table-cell>
          <table:table-cell office:value-type="string">
            <text:p>Dialog</text:p>
          </table:table-cell>
          <table:table-cell office:value-type="string">
            <text:p>summary</text:p>
          </table:table-cell>
          <table:table-cell/>
        </table:table-row>
        <table:table-row table:style-name="ro1">
          <table:table-cell office:value-type="float" office:value="0.757575757575758">
            <text:p>0.7575757576</text:p>
          </table:table-cell>
          <table:table-cell office:value-type="float" office:value="0.805555555555556">
            <text:p>0.8055555556</text:p>
          </table:table-cell>
          <table:table-cell office:value-type="float" office:value="0.780487804878049">
            <text:p>0.7804878049</text:p>
          </table:table-cell>
          <table:table-cell office:value-type="string">
            <text:p>1-9989_18_14__25_26_27_29_30_32_33_2_user1.py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837837837837838">
            <text:p>0.8378378378</text:p>
          </table:table-cell>
          <table:table-cell office:value-type="float" office:value="0.9">
            <text:p>0.9</text:p>
          </table:table-cell>
          <table:table-cell office:value-type="float" office:value="0.974358974358974">
            <text:p>0.9743589744</text:p>
          </table:table-cell>
          <table:table-cell office:value-type="string">
            <text:p>1-9989_18_14__25_26_27_29_30_32_33_2_user1.py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0.918918918918919">
            <text:p>0.9189189189</text:p>
          </table:table-cell>
          <table:table-cell office:value-type="float" office:value="0.95">
            <text:p>0.95</text:p>
          </table:table-cell>
          <table:table-cell office:value-type="float" office:value="0.923076923076923">
            <text:p>0.9230769231</text:p>
          </table:table-cell>
          <table:table-cell office:value-type="string">
            <text:p>1-9989_18_14__25_26_27_29_30_32_33_2_user1.pyr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0.893617021276596">
            <text:p>0.8936170213</text:p>
          </table:table-cell>
          <table:table-cell office:value-type="float" office:value="0.904761904761905">
            <text:p>0.9047619048</text:p>
          </table:table-cell>
          <table:table-cell office:value-type="float" office:value="0.957446808510638">
            <text:p>0.9574468085</text:p>
          </table:table-cell>
          <table:table-cell office:value-type="string">
            <text:p>1-9989_18_14__25_26_27_29_30_32_33_2_user1.py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0.871794871794872">
            <text:p>0.8717948718</text:p>
          </table:table-cell>
          <table:table-cell office:value-type="float" office:value="1">
            <text:p>1</text:p>
          </table:table-cell>
          <table:table-cell office:value-type="float" office:value="0.926829268292683">
            <text:p>0.9268292683</text:p>
          </table:table-cell>
          <table:table-cell office:value-type="string">
            <text:p>1-9989_18_14__25_26_27_29_30_32_33_2_user1.pyr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0.775510204081633">
            <text:p>0.7755102041</text:p>
          </table:table-cell>
          <table:table-cell table:number-columns-repeated="2" office:value-type="float" office:value="0.777777777777778">
            <text:p>0.7777777778</text:p>
          </table:table-cell>
          <table:table-cell office:value-type="string">
            <text:p>1-6229_52_51__55_56_61_62_3_user1.py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886363636363636">
            <text:p>0.8863636364</text:p>
          </table:table-cell>
          <table:table-cell office:value-type="float" office:value="0.930232558139535">
            <text:p>0.9302325581</text:p>
          </table:table-cell>
          <table:table-cell office:value-type="float" office:value="0.829787234042553">
            <text:p>0.829787234</text:p>
          </table:table-cell>
          <table:table-cell office:value-type="string">
            <text:p>1-6229_52_51__55_56_61_62_3_user1.py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0.8125">
            <text:p>0.8125</text:p>
          </table:table-cell>
          <table:table-cell office:value-type="float" office:value="0.930232558139535">
            <text:p>0.9302325581</text:p>
          </table:table-cell>
          <table:table-cell office:value-type="float" office:value="0.872340425531915">
            <text:p>0.8723404255</text:p>
          </table:table-cell>
          <table:table-cell office:value-type="string">
            <text:p>1-6229_52_51__55_56_61_62_3_user1.pyr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0.909090909090909">
            <text:p>0.9090909091</text:p>
          </table:table-cell>
          <table:table-cell office:value-type="float" office:value="0.957446808510638">
            <text:p>0.9574468085</text:p>
          </table:table-cell>
          <table:table-cell office:value-type="float" office:value="0.943396226415094">
            <text:p>0.9433962264</text:p>
          </table:table-cell>
          <table:table-cell office:value-type="string">
            <text:p>1-6229_52_51__55_56_61_62_3_user1.py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0.931818181818182">
            <text:p>0.9318181818</text:p>
          </table:table-cell>
          <table:table-cell office:value-type="float" office:value="0.951219512195122">
            <text:p>0.9512195122</text:p>
          </table:table-cell>
          <table:table-cell office:value-type="float" office:value="0.844444444444444">
            <text:p>0.8444444444</text:p>
          </table:table-cell>
          <table:table-cell office:value-type="string">
            <text:p>1-6229_52_51__55_56_61_62_3_user1.pyr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0.696969696969697">
            <text:p>0.696969697</text:p>
          </table:table-cell>
          <table:table-cell office:value-type="float" office:value="0.80952380952381">
            <text:p>0.8095238095</text:p>
          </table:table-cell>
          <table:table-cell office:value-type="float" office:value="0.787878787878788">
            <text:p>0.7878787879</text:p>
          </table:table-cell>
          <table:table-cell office:value-type="string">
            <text:p>1-8171_71_70__72_73_74_75_2_user1.py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846153846153846">
            <text:p>0.8461538462</text:p>
          </table:table-cell>
          <table:table-cell office:value-type="float" office:value="0.931818181818182">
            <text:p>0.9318181818</text:p>
          </table:table-cell>
          <table:table-cell office:value-type="float" office:value="0.971428571428571">
            <text:p>0.9714285714</text:p>
          </table:table-cell>
          <table:table-cell office:value-type="string">
            <text:p>1-8171_71_70__72_73_74_75_2_user1.py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0.935483870967742">
            <text:p>0.935483871</text:p>
          </table:table-cell>
          <table:table-cell office:value-type="float" office:value="0.952380952380952">
            <text:p>0.9523809524</text:p>
          </table:table-cell>
          <table:table-cell office:value-type="float" office:value="0.935483870967742">
            <text:p>0.935483871</text:p>
          </table:table-cell>
          <table:table-cell office:value-type="string">
            <text:p>1-8171_71_70__72_73_74_75_2_user1.pyr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0.870967741935484">
            <text:p>0.8709677419</text:p>
          </table:table-cell>
          <table:table-cell office:value-type="float" office:value="0.885714285714286">
            <text:p>0.8857142857</text:p>
          </table:table-cell>
          <table:table-cell office:value-type="float" office:value="0.962962962962963">
            <text:p>0.962962963</text:p>
          </table:table-cell>
          <table:table-cell office:value-type="string">
            <text:p>1-8171_71_70__72_73_74_75_2_user1.py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0.931034482758621">
            <text:p>0.9310344828</text:p>
          </table:table-cell>
          <table:table-cell office:value-type="float" office:value="0.842105263157895">
            <text:p>0.8421052632</text:p>
          </table:table-cell>
          <table:table-cell office:value-type="float" office:value="0.96551724137931">
            <text:p>0.9655172414</text:p>
          </table:table-cell>
          <table:table-cell office:value-type="string">
            <text:p>1-8171_71_70__72_73_74_75_2_user1.pyr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formula="of:=CORREL([.A16:.A25];[.B16:.B25])" office:value-type="float" office:value="0.797277496056089">
            <text:p>0.7972774961</text:p>
          </table:table-cell>
          <table:table-cell table:formula="of:=CORREL([.B16:.B30];[.C16:.C30])" office:value-type="float" office:value="0.541782163896202">
            <text:p>0.5417821639</text:p>
          </table:table-cell>
          <table:table-cell table:formula="of:=CORREL([.A16:.A30];[.C16:.C30])" office:value-type="float" office:value="0.640690655924147">
            <text:p>0.6406906559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11/25/2014</text:date>, <text:time>10:31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ita misra</meta:initial-creator>
    <meta:creation-date>2014-11-25T09:58:51</meta:creation-date>
    <dc:date>2014-11-25T10:31:50</dc:date>
    <dc:creator>amita misra</dc:creator>
    <meta:editing-duration>PT32M59S</meta:editing-duration>
    <meta:editing-cycles>6</meta:editing-cycles>
    <meta:generator>OpenOffice/4.1.0$Unix OpenOffice.org_project/410m18$Build-9764</meta:generator>
    <meta:document-statistic meta:table-count="3" meta:cell-count="142" meta:object-count="0"/>
  </office:meta>
</office:document-meta>
</file>